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B6" style:family="table-cell" style:data-style-name="N0">
      <style:table-cell-properties fo:padding="0.097cm" fo:border-left="0.002cm solid #000000" fo:border-right="none" fo:border-top="none" fo:border-bottom="0.002cm solid #000000"/>
    </style:style>
    <style:style style:name="Table1.C6"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list-style-name="L1"/>
    <style:style style:name="P4" style:family="paragraph" style:parent-style-name="Standard">
      <style:text-properties fo:font-weight="normal" style:font-weight-asian="normal" style:font-weight-complex="normal"/>
    </style:style>
    <style:style style:name="P5" style:family="paragraph" style:parent-style-name="Standard" style:list-style-name="L2"/>
    <style:style style:name="P6" style:family="paragraph" style:parent-style-name="Standard" style:list-style-name="L4"/>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erconnections</text:p>
      <text:p text:style-name="Standard"/>
      <text:list xml:id="list279677039290463633" text:style-name="L1">
        <text:list-item>
          <text:list>
            <text:list-item>
              <text:list>
                <text:list-item>
                  <text:p text:style-name="P3">Repeaters</text:p>
                </text:list-item>
                <text:list-item>
                  <text:p text:style-name="P3">Hubs</text:p>
                </text:list-item>
                <text:list-item>
                  <text:p text:style-name="P3">Switches</text:p>
                </text:list-item>
                <text:list-item>
                  <text:p text:style-name="P3">Bridges</text:p>
                </text:list-item>
                <text:list-item>
                  <text:p text:style-name="P3">Gateways</text:p>
                </text:list-item>
              </text:list>
            </text:list-item>
          </text:list>
        </text:list-item>
      </text:list>
      <text:p text:style-name="Standard"/>
      <text:p text:style-name="Standard">Hubs </text:p>
      <text:p text:style-name="P2">Brouter</text:p>
      <text:p text:style-name="P1">A Bridge Router or brouter <text:s/>is a network device that works as a bridge and as a router. The brouter routes packets for known protocols and simply forwards all other packets as a bridge would. Brouters operate at both the network layer for routable protocols and at the data link layer for non-routable protocols. As networks continue to become more complex, a mix of routable and non-routable protocols has led to the need for the combined features of bridges and routers.</text:p>
      <text:p text:style-name="P1"/>
      <text:p text:style-name="Standard"/>
      <text:p text:style-name="Standard"/>
      <text:p text:style-name="Standard">Hubs(repeaters)</text:p>
      <text:list xml:id="list6332599754981369336" text:style-name="L2">
        <text:list-item>
          <text:p text:style-name="P5">Used to interconnect LANS.</text:p>
        </text:list-item>
        <text:list-item>
          <text:p text:style-name="P5">A physical layer device that acts on individual bits. When it receives a bit, it boosts its energy and transmits it along all other interfaces.</text:p>
        </text:list-item>
        <text:list-item>
          <text:p text:style-name="P5">Set of hosts connect to a hub is called a LAN segment. All LAN segments belong to the same collision domain though.</text:p>
        </text:list-item>
        <text:list-item>
          <text:p text:style-name="P5">Advantages of an interconnected LAN</text:p>
          <text:list>
            <text:list-item>
              <text:p text:style-name="P5">Interconnection of LANS</text:p>
            </text:list-item>
            <text:list-item>
              <text:p text:style-name="P5">Extension of maximum distance between nodes.</text:p>
            </text:list-item>
            <text:list-item>
              <text:p text:style-name="P5">Multi-tier design provides for graceful degradation</text:p>
            </text:list-item>
          </text:list>
        </text:list-item>
        <text:list-item>
          <text:p text:style-name="P5">Limitations</text:p>
        </text:list-item>
        <text:list-item>
          <text:p text:style-name="P5">Merging of separate collision domains of individual LAN segments into one large collision domain results in lower throughput</text:p>
        </text:list-item>
        <text:list-item>
          <text:p text:style-name="P5">Not possible to connect LAN segments with differing Ethernet technologies(and hence bandwidth) as the backbone hub is merely a repeater and not a buffer.</text:p>
        </text:list-item>
        <text:list-item>
          <text:p text:style-name="P5">Ethernet technology specification limits tiers, no. of hosts, etc, thus limiting the geographical extent.</text:p>
        </text:list-item>
      </text:list>
      <text:p text:style-name="Standard"/>
      <text:p text:style-name="Standard">Link layer switches(Bridges)</text:p>
      <text:list xml:id="list8852997757943302154" text:style-name="L4">
        <text:list-item>
          <text:p text:style-name="P6">Link layer (layer 2 devices)</text:p>
        </text:list-item>
        <text:list-item>
          <text:p text:style-name="P6">Operate on frames</text:p>
        </text:list-item>
        <text:list-item>
          <text:p text:style-name="P6">Used to interconnect LANS</text:p>
        </text:list-item>
        <text:list-item>
          <text:p text:style-name="P6">Maintain the isolated collision domain of each LAN segment.</text:p>
        </text:list-item>
        <text:list-item>
          <text:p text:style-name="P6">Interfaces of switches are connected to the hubs of each LAN segment.</text:p>
        </text:list-item>
        <text:list-item>
          <text:p text:style-name="P6">Can interconnect LAN with different technologies.</text:p>
        </text:list-item>
        <text:list-item>
          <text:p text:style-name="P6">No limit of size of LAN</text:p>
        </text:list-item>
        <text:list-item>
          <text:p text:style-name="P6">Are not addressable</text:p>
        </text:list-item>
        <text:list-item>
          <text:p text:style-name="P6">Do forwarding based on a self-learning switch table</text:p>
        </text:list-item>
        <text:list-item>
          <text:p text:style-name="P6">Switch table is populated with MAC addresses and their corresponding interfaces as and when frames are received.</text:p>
        </text:list-item>
        <text:list-item>
          <text:p text:style-name="P6">When no corresponding interface for a destination MAC is found, the frame is forwarded on all interface.</text:p>
        </text:list-item>
        <text:list-item>
          <text:p text:style-name="P6"><text:soft-page-break/>Frames are forwarded into LAN segments using CSMA/CD.</text:p>
        </text:list-item>
        <text:list-item>
          <text:p text:style-name="P6">Plug and play devices.</text:p>
        </text:list-item>
        <text:list-item>
          <text:p text:style-name="P6">Can provide dedicated access to hosts if hosts are connected directly to it.</text:p>
        </text:list-item>
        <text:list-item>
          <text:p text:style-name="P6">CS/CD are not required when hosts are connected directly to switches as the switch does not broadcast.</text:p>
        </text:list-item>
        <text:list-item>
          <text:p text:style-name="P6">Also full duplex connection can be created between host and switch.</text:p>
        </text:list-item>
      </text:list>
      <text:p text:style-name="Standard"/>
      <text:p text:style-name="Standard"/>
      <text:p text:style-name="Standard">Cut-through switching</text:p>
      <text:p text:style-name="Standard">If the outward link is free, link layer switches which start transmitting the partially received packet without wanting for the entire packet to be received are said to practice cut through switching.</text:p>
      <text:p text:style-name="Standard"/>
      <text:p text:style-name="Standard">Routers versys link-layer switch</text:p>
      <table:table table:name="Table1" table:style-name="Table1">
        <table:table-column table:style-name="Table1.A" table:number-columns-repeated="3"/>
        <table:table-row>
          <table:table-cell table:style-name="Table1.A1" office:value-type="string">
            <text:p text:style-name="Table_20_Contents"/>
          </table:table-cell>
          <table:table-cell table:style-name="Table1.A1" office:value-type="string">
            <text:p text:style-name="Table_20_Contents">Routers</text:p>
          </table:table-cell>
          <table:table-cell table:style-name="Table1.C1" office:value-type="string">
            <text:p text:style-name="Table_20_Contents">Switches</text:p>
          </table:table-cell>
        </table:table-row>
        <table:table-row>
          <table:table-cell table:style-name="Table1.A2" office:value-type="string">
            <text:p text:style-name="Table_20_Contents">Plug and Play</text:p>
          </table:table-cell>
          <table:table-cell table:style-name="Table1.A2" office:value-type="string">
            <text:p text:style-name="Table_20_Contents">No</text:p>
          </table:table-cell>
          <table:table-cell table:style-name="Table1.C2" office:value-type="string">
            <text:p text:style-name="Table_20_Contents">Yes</text:p>
          </table:table-cell>
        </table:table-row>
        <table:table-row>
          <table:table-cell table:style-name="Table1.A2" office:value-type="string">
            <text:p text:style-name="Table_20_Contents">Presence of multiple routes and optimal routing</text:p>
            <text:p text:style-name="Table_20_Contents"/>
          </table:table-cell>
          <table:table-cell table:style-name="Table1.A2" office:value-type="string">
            <text:p text:style-name="Table_20_Contents">Yes</text:p>
          </table:table-cell>
          <table:table-cell table:style-name="Table1.C2" office:value-type="string">
            <text:p text:style-name="Table_20_Contents">No</text:p>
          </table:table-cell>
        </table:table-row>
        <table:table-row>
          <table:table-cell table:style-name="Table1.A2" office:value-type="string">
            <text:p text:style-name="Table_20_Contents">Cut-through switching</text:p>
          </table:table-cell>
          <table:table-cell table:style-name="Table1.A2" office:value-type="string">
            <text:p text:style-name="Table_20_Contents">No</text:p>
          </table:table-cell>
          <table:table-cell table:style-name="Table1.C2" office:value-type="string">
            <text:p text:style-name="Table_20_Contents">Yes</text:p>
          </table:table-cell>
        </table:table-row>
        <table:table-row>
          <table:table-cell table:style-name="Table1.A2" office:value-type="string">
            <text:p text:style-name="Table_20_Contents">Control of broadcast storm</text:p>
          </table:table-cell>
          <table:table-cell table:style-name="Table1.A2" office:value-type="string">
            <text:p text:style-name="Table_20_Contents">Yes</text:p>
          </table:table-cell>
          <table:table-cell table:style-name="Table1.C2" office:value-type="string">
            <text:p text:style-name="Table_20_Contents">No</text:p>
          </table:table-cell>
        </table:table-row>
        <table:table-row>
          <table:table-cell table:style-name="Table1.A2" office:value-type="string">
            <text:p text:style-name="Table_20_Contents">No. of layers which process packets</text:p>
          </table:table-cell>
          <table:table-cell table:style-name="Table1.B6" office:value-type="float" office:value="3">
            <text:p text:style-name="Table_20_Contents">3</text:p>
          </table:table-cell>
          <table:table-cell table:style-name="Table1.C6" office:value-type="float" office:value="2">
            <text:p text:style-name="Table_20_Contents">2</text:p>
          </table:table-cell>
        </table:table-row>
      </table:table>
      <text:p text:style-name="Standard"/>
      <text:p text:style-name="P1"><text:bookmark text:name="cite_ref-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5T13:58:44</meta:creation-date>
    <dc:title>T1</dc:title>
    <meta:editing-duration>PT4M7S</meta:editing-duration>
    <meta:editing-cycles>5</meta:editing-cycles>
    <meta:generator>OpenOffice.org/3.4.1$Win32 OpenOffice.org_project/341m1$Build-9593</meta:generator>
    <meta:initial-creator>Kempa </meta:initial-creator>
    <dc:date>2013-03-17T11:26:17.37</dc:date>
    <meta:document-statistic meta:table-count="1" meta:image-count="0" meta:object-count="0" meta:page-count="2" meta:paragraph-count="58" meta:word-count="468" meta:character-count="2749"/>
    <meta:template xlink:type="simple" xlink:actuate="onRequest" xlink:title="T1" xlink:href="../../../../.config/libreoffice/3/user/template/T1.ott" meta:date="2013-03-15T13:58:43"/>
  </office:meta>
</office:document-meta>
</file>